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3d30" officeooo:paragraph-rsid="00043d30"/>
    </style:style>
    <style:style style:name="P2" style:family="paragraph" style:parent-style-name="Standard">
      <style:text-properties officeooo:rsid="00049c64" officeooo:paragraph-rsid="00049c64"/>
    </style:style>
    <style:style style:name="P3" style:family="paragraph" style:parent-style-name="Standard">
      <style:text-properties fo:font-weight="bold" officeooo:rsid="00049c64" officeooo:paragraph-rsid="00049c64" style:font-weight-asian="bold" style:font-weight-complex="bold"/>
    </style:style>
    <style:style style:name="P4" style:family="paragraph" style:parent-style-name="Standard">
      <style:text-properties fo:font-weight="bold" officeooo:rsid="0007108a" officeooo:paragraph-rsid="0007108a" style:font-weight-asian="bold" style:font-weight-complex="bold"/>
    </style:style>
    <style:style style:name="P5" style:family="paragraph" style:parent-style-name="Standard">
      <style:text-properties fo:font-weight="bold" officeooo:rsid="00043d30" officeooo:paragraph-rsid="00043d30" style:font-weight-asian="bold" style:font-weight-complex="bold"/>
    </style:style>
    <style:style style:name="P6" style:family="paragraph" style:parent-style-name="Standard">
      <style:text-properties fo:font-weight="normal" officeooo:rsid="00049c64" officeooo:paragraph-rsid="00049c64" style:font-weight-asian="normal" style:font-weight-complex="normal"/>
    </style:style>
    <style:style style:name="P7" style:family="paragraph" style:parent-style-name="Standard">
      <style:text-properties fo:font-weight="normal" officeooo:rsid="0007108a" officeooo:paragraph-rsid="0007108a" style:font-weight-asian="normal" style:font-weight-complex="normal"/>
    </style:style>
    <style:style style:name="P8" style:family="paragraph" style:parent-style-name="Standard">
      <style:text-properties officeooo:rsid="00062dd1" officeooo:paragraph-rsid="00062dd1"/>
    </style:style>
    <style:style style:name="P9" style:family="paragraph" style:parent-style-name="Standard">
      <style:text-properties officeooo:rsid="0007108a" officeooo:paragraph-rsid="0007108a"/>
    </style:style>
    <style:style style:name="P10" style:family="paragraph" style:parent-style-name="Standard">
      <style:text-properties fo:font-style="italic" officeooo:rsid="0007b108" officeooo:paragraph-rsid="0007b108" style:font-style-asian="italic" style:font-style-complex="italic"/>
    </style:style>
    <style:style style:name="P11" style:family="paragraph" style:parent-style-name="Standard">
      <style:text-properties fo:font-style="italic" officeooo:rsid="00049c64" officeooo:paragraph-rsid="00049c64" style:font-style-asian="italic" style:font-style-complex="italic"/>
    </style:style>
    <style:style style:name="P12" style:family="paragraph" style:parent-style-name="Standard">
      <style:paragraph-properties fo:break-before="page"/>
      <style:text-properties officeooo:rsid="00062dd1" officeooo:paragraph-rsid="00062dd1"/>
    </style:style>
    <style:style style:name="P13" style:family="paragraph" style:parent-style-name="Standard">
      <style:paragraph-properties fo:break-before="page"/>
      <style:text-properties fo:font-weight="bold" officeooo:rsid="00043d30" officeooo:paragraph-rsid="00043d30" style:font-weight-asian="bold" style:font-weight-complex="bold"/>
    </style:style>
    <style:style style:name="P1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43d30" officeooo:paragraph-rsid="00043d30"/>
    </style:style>
    <style:style style:name="P1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62dd1" officeooo:paragraph-rsid="00062dd1"/>
    </style:style>
    <style:style style:name="T1" style:family="text">
      <style:text-properties officeooo:rsid="00062dd1"/>
    </style:style>
    <style:style style:name="T2" style:family="text">
      <style:text-properties officeooo:rsid="0007108a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sidy Brown – cmb195</text:p>
      <text:p text:style-name="P1">OS – HW9</text:p>
      <text:p text:style-name="P1">11/16/16</text:p>
      <text:p text:style-name="P1"/>
      <text:p text:style-name="P3">Problem 1: Varying number of processes <text:span text:style-name="T1">for five and ten cores</text:span></text:p>
      <text:p text:style-name="P6"/>
      <text:p text:style-name="P6"/>
      <text:p text:style-name="P6"><draw:frame draw:style-name="fr1" draw:name="Object1" text:anchor-type="paragraph" svg:width="6.2984in" svg:height="3.545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8">When the number of processes exceeds the number of cores, the parallel processing doesn't improve much. With five cores, the net time evened out around 4/6 processes, and with 10 cores, the total time consecutively fell until it reached 10 processes. <text:span text:style-name="T2">Of course, the computation time can only be decreased so much anyway.</text:span> With a higher number of processes, the higher number of cores helped speed up computation time, but for low numbers of processes, using fewer cores was actually faster.</text:p>
      <text:p text:style-name="P8"/>
      <text:p text:style-name="P12"/>
      <text:p text:style-name="P4">Problem 2: Varying number of cores for Shubert runs</text:p>
      <text:p text:style-name="P4"/>
      <text:p text:style-name="P4"><draw:frame draw:style-name="fr1" draw:name="Object2" text:anchor-type="paragraph" svg:width="6.2984in" svg:height="3.545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>In general, more cores meant lower computation time—the 1, 2, and 4 cases look as expected—but the time curve wasn't as smooth for higher core counts. The 8-core case ran really fast.</text:p>
      <text:section text:style-name="Sect1" text:name="Section1">
        <text:p text:style-name="P13">Output</text:p>
        <text:p text:style-name="P5"/>
        <text:p text:style-name="P5">Problem 1</text:p>
        <text:p text:style-name="P1"/>
        <text:p text:style-name="P10">5 cores</text:p>
        <text:p text:style-name="P10"/>
        <text:p text:style-name="P1"># 1 process</text:p>
        <text:p text:style-name="P1">5 cores available</text:p>
        <text:p text:style-name="P1">Process 1 sum = 1000000000.</text:p>
        <text:p text:style-name="P1">Total time was 4.045764 seconds.</text:p>
        <text:p text:style-name="P1"/>
        <text:p text:style-name="P2"># 2 processes</text:p>
        <text:p text:style-name="P2">5 cores available</text:p>
        <text:p text:style-name="P2">Process 2 sum = 500000000.</text:p>
        <text:p text:style-name="P2">Process 1 sum = 500000000.</text:p>
        <text:p text:style-name="P2">Total time was 2.978660 seconds.</text:p>
        <text:p text:style-name="P1"/>
        <text:p text:style-name="P1"># 4 processes</text:p>
        <text:p text:style-name="P1">5 cores available</text:p>
        <text:p text:style-name="P1">Process 4 sum = 250000000.</text:p>
        <text:p text:style-name="P1">Process 3 sum = 250000000.</text:p>
        <text:p text:style-name="P1">Process 2 sum = 250000000.</text:p>
        <text:p text:style-name="P1">Process 1 sum = 250000000.</text:p>
        <text:p text:style-name="P1">Total time was 1.733019 seconds.</text:p>
        <text:p text:style-name="P1"/>
        <text:p text:style-name="P2"># 6 processes</text:p>
        <text:p text:style-name="P2">5 cores available</text:p>
        <text:p text:style-name="P2">Process 6 sum = 166666666.</text:p>
        <text:p text:style-name="P2">Process 5 sum = 166666666.</text:p>
        <text:p text:style-name="P2">Process 4 sum = 166666666.</text:p>
        <text:p text:style-name="P2">Process 3 sum = 166666666.</text:p>
        <text:p text:style-name="P2">Process 2 sum = 166666666.</text:p>
        <text:p text:style-name="P2">Process 1 sum = 166666666.</text:p>
        <text:p text:style-name="P2">Total time was 1.724782 seconds.</text:p>
        <text:p text:style-name="P1"/>
        <text:p text:style-name="P1"># 8 processes</text:p>
        <text:p text:style-name="P1">5 cores available</text:p>
        <text:p text:style-name="P1">Process 8 sum = 125000000.</text:p>
        <text:p text:style-name="P1">Process 7 sum = 125000000.</text:p>
        <text:p text:style-name="P1">Process 6 sum = 125000000.</text:p>
        <text:p text:style-name="P1">Process 5 sum = 125000000.</text:p>
        <text:p text:style-name="P1">Process 4 sum = 125000000.</text:p>
        <text:p text:style-name="P1">Process 3 sum = 125000000.</text:p>
        <text:p text:style-name="P1">Process 2 sum = 125000000.</text:p>
        <text:p text:style-name="P1">Process 1 sum = 125000000.</text:p>
        <text:p text:style-name="P1">Total time was 1.655004 seconds.</text:p>
        <text:p text:style-name="P1"/>
        <text:p text:style-name="P2"># 10 processes</text:p>
        <text:p text:style-name="P2">5 cores available</text:p>
        <text:p text:style-name="P2">Process 10 sum = 100000000.</text:p>
        <text:p text:style-name="P2">Process 9 sum = 100000000.</text:p>
        <text:p text:style-name="P2">Process 8 sum = 100000000.</text:p>
        <text:p text:style-name="P2">Process 7 sum = 100000000.</text:p>
        <text:p text:style-name="P2">Process 6 sum = 100000000.</text:p>
        <text:p text:style-name="P2">Process 5 sum = 100000000.</text:p>
        <text:p text:style-name="P2">Process 4 sum = 100000000.</text:p>
        <text:p text:style-name="P2">Process 3 sum = 100000000.</text:p>
        <text:p text:style-name="P2">Process 2 sum = 100000000.</text:p>
        <text:p text:style-name="P2">Process 1 sum = 100000000.</text:p>
        <text:p text:style-name="P2">Total time was 1.775499 seconds.</text:p>
        <text:p text:style-name="P1"/>
        <text:p text:style-name="P1">#12 processes</text:p>
        <text:p text:style-name="P1">5 cores available</text:p>
        <text:p text:style-name="P1">Process 12 sum = 83333333.</text:p>
        <text:p text:style-name="P1">Process 11 sum = 83333333.</text:p>
        <text:p text:style-name="P1">Process 10 sum = 83333333.</text:p>
        <text:p text:style-name="P1">Process 9 sum = 83333333.</text:p>
        <text:p text:style-name="P1">Process 8 sum = 83333333.</text:p>
        <text:p text:style-name="P1">Process 7 sum = 83333333.</text:p>
        <text:p text:style-name="P1">Process 6 sum = 83333333.</text:p>
        <text:p text:style-name="P1">Process 5 sum = 83333333.</text:p>
        <text:p text:style-name="P1">Process 4 sum = 83333333.</text:p>
        <text:p text:style-name="P1">Process 3 sum = 83333333.</text:p>
        <text:p text:style-name="P1">Process 2 sum = 83333333.</text:p>
        <text:p text:style-name="P1">Process 1 sum = 83333333.</text:p>
        <text:p text:style-name="P1">Total time was 1.585887 seconds.</text:p>
        <text:p text:style-name="P1"/>
        <text:p text:style-name="P14"/>
        <text:p text:style-name="P1"/>
        <text:p text:style-name="P11">10 cores</text:p>
        <text:p text:style-name="P2"/>
        <text:p text:style-name="P8"># 1 process</text:p>
        <text:p text:style-name="P8">10 cores available</text:p>
        <text:p text:style-name="P8">Process 1 sum = 1000000000.</text:p>
        <text:p text:style-name="P8">Total time was 4.407255 seconds.</text:p>
        <text:p text:style-name="P2"/>
        <text:p text:style-name="P8"># 2 processes</text:p>
        <text:p text:style-name="P8">10 cores available</text:p>
        <text:p text:style-name="P8">Process 2 sum = 500000000.</text:p>
        <text:p text:style-name="P8">Process 1 sum = 500000000.</text:p>
        <text:p text:style-name="P8">Total time was 3.432133 seconds.</text:p>
        <text:p text:style-name="P8"/>
        <text:p text:style-name="P8"># 4 processes</text:p>
        <text:p text:style-name="P8">10 cores available</text:p>
        <text:p text:style-name="P8">Process 4 sum = 250000000.</text:p>
        <text:p text:style-name="P8">Process 3 sum = 250000000.</text:p>
        <text:p text:style-name="P8">Process 2 sum = 250000000.</text:p>
        <text:p text:style-name="P8">Process 1 sum = 250000000.</text:p>
        <text:p text:style-name="P8"><text:soft-page-break/>Total time was 2.100654 seconds.</text:p>
        <text:p text:style-name="P8"/>
        <text:p text:style-name="P8"># 6 processes</text:p>
        <text:p text:style-name="P8">10 cores available</text:p>
        <text:p text:style-name="P8">Process 6 sum = 166666666.</text:p>
        <text:p text:style-name="P8">Process 5 sum = 166666666.</text:p>
        <text:p text:style-name="P8">Process 4 sum = 166666666.</text:p>
        <text:p text:style-name="P8">Process 3 sum = 166666666.</text:p>
        <text:p text:style-name="P8">Process 2 sum = 166666666.</text:p>
        <text:p text:style-name="P8">Process 1 sum = 166666666.</text:p>
        <text:p text:style-name="P8">Total time was 1.418506 seconds.</text:p>
        <text:p text:style-name="P8"/>
        <text:p text:style-name="P8"># 8 processes</text:p>
        <text:p text:style-name="P8">10 cores available</text:p>
        <text:p text:style-name="P8">Process 8 sum = 125000000.</text:p>
        <text:p text:style-name="P8">Process 7 sum = 125000000.</text:p>
        <text:p text:style-name="P8">Process 6 sum = 125000000.</text:p>
        <text:p text:style-name="P8">Process 5 sum = 125000000.</text:p>
        <text:p text:style-name="P8">Process 4 sum = 125000000.</text:p>
        <text:p text:style-name="P8">Process 3 sum = 125000000.</text:p>
        <text:p text:style-name="P8">Process 2 sum = 125000000.</text:p>
        <text:p text:style-name="P8">Process 1 sum = 125000000.</text:p>
        <text:p text:style-name="P8">Total time was 1.218590 seconds.</text:p>
        <text:p text:style-name="P8"/>
        <text:p text:style-name="P2"># 10 processes</text:p>
        <text:p text:style-name="P2">10 cores available</text:p>
        <text:p text:style-name="P2">Process 10 sum = 100000000.</text:p>
        <text:p text:style-name="P2">Process 9 sum = 100000000.</text:p>
        <text:p text:style-name="P2">Process 8 sum = 100000000.</text:p>
        <text:p text:style-name="P2">Process 7 sum = 100000000.</text:p>
        <text:p text:style-name="P2">Process 6 sum = 100000000.</text:p>
        <text:p text:style-name="P2">Process 5 sum = 100000000.</text:p>
        <text:p text:style-name="P2">Process 4 sum = 100000000.</text:p>
        <text:p text:style-name="P2">Process 3 sum = 100000000.</text:p>
        <text:p text:style-name="P2">Process 2 sum = 100000000.</text:p>
        <text:p text:style-name="P2">Process 1 sum = 100000000.</text:p>
        <text:p text:style-name="P2">Total time was 1.094810 seconds.</text:p>
        <text:p text:style-name="P2"/>
        <text:p text:style-name="P8"># 12 processes</text:p>
        <text:p text:style-name="P8">10 cores available</text:p>
        <text:p text:style-name="P8">Process 12 sum = 83333333.</text:p>
        <text:p text:style-name="P8">Process 11 sum = 83333333.</text:p>
        <text:p text:style-name="P8">Process 10 sum = 83333333.</text:p>
        <text:p text:style-name="P8">Process 9 sum = 83333333.</text:p>
        <text:p text:style-name="P8">Process 8 sum = 83333333.</text:p>
        <text:p text:style-name="P8">Process 7 sum = 83333333.</text:p>
        <text:p text:style-name="P8">Process 6 sum = 83333333.</text:p>
        <text:p text:style-name="P8">Process 5 sum = 83333333.</text:p>
        <text:p text:style-name="P8">Process 4 sum = 83333333.</text:p>
        <text:p text:style-name="P8">Process 3 sum = 83333333.</text:p>
        <text:p text:style-name="P8">Process 2 sum = 83333333.</text:p>
        <text:p text:style-name="P8">Process 1 sum = 83333333.</text:p>
        <text:p text:style-name="P8">Total time was 1.332703 seconds.</text:p>
        <text:p text:style-name="P8"/>
        <text:p text:style-name="P15"/>
        <text:p text:style-name="P15"/>
        <text:p text:style-name="P8"/>
        <text:p text:style-name="P4">Problem 2</text:p>
        <text:p text:style-name="P9"/>
        <text:p text:style-name="P9"># 1 core</text:p>
        <text:p text:style-name="P9">1 cores available</text:p>
        <text:p text:style-name="P9">Total time was 8.208597 seconds.</text:p>
        <text:p text:style-name="P9">min = -186.73</text:p>
        <text:p text:style-name="P9"/>
        <text:p text:style-name="P9"># 2 cores</text:p>
        <text:p text:style-name="P9">2 cores available</text:p>
        <text:p text:style-name="P9">Total time was 5.164733 seconds.</text:p>
        <text:p text:style-name="P9">min = -186.73</text:p>
        <text:p text:style-name="P9"/>
        <text:p text:style-name="P9"># 4 cores</text:p>
        <text:p text:style-name="P9">4 cores available</text:p>
        <text:p text:style-name="P9">Total time was 2.098214 seconds.</text:p>
        <text:p text:style-name="P9">min = -186.73</text:p>
        <text:p text:style-name="P9"/>
        <text:p text:style-name="P9"># 6 cores</text:p>
        <text:p text:style-name="P9">6 cores available</text:p>
        <text:p text:style-name="P9">Total time was 2.743548 seconds.</text:p>
        <text:p text:style-name="P9">min = -186.73</text:p>
        <text:p text:style-name="P9"/>
        <text:p text:style-name="P9"># 8 cores</text:p>
        <text:p text:style-name="P9">8 cores available</text:p>
        <text:p text:style-name="P9">Total time was 1.122439 seconds.</text:p>
        <text:p text:style-name="P9">min = -186.73</text:p>
        <text:p text:style-name="P9"/>
        <text:p text:style-name="P9">#10 cores</text:p>
        <text:p text:style-name="P9">10 cores available</text:p>
        <text:p text:style-name="P9">Total time was 2.899560 seconds.</text:p>
        <text:p text:style-name="P9">min = -186.73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22:54:23.661687633</meta:creation-date>
    <dc:date>2016-11-15T00:05:57.067167589</dc:date>
    <meta:editing-duration>PT25M10S</meta:editing-duration>
    <meta:editing-cycles>2</meta:editing-cycles>
    <meta:generator>LibreOffice/4.2.8.2$Linux_x86 LibreOffice_project/420m0$Build-2</meta:generator>
    <meta:document-statistic meta:table-count="0" meta:image-count="0" meta:object-count="2" meta:page-count="4" meta:paragraph-count="164" meta:word-count="816" meta:character-count="4510" meta:non-whitespace-character-count="37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line" chart:style-name="ch1">
        <chart:title svg:x="6.91cm" svg:y="0.316cm" chart:style-name="ch2">
          <text:p>Problem 1</text:p>
        </chart:title>
        <chart:legend chart:legend-position="end" svg:x="13.278cm" svg:y="3.954cm" style:legend-expansion="high" chart:style-name="ch3"/>
        <chart:plot-area chart:style-name="ch4" chart:data-source-has-labels="both" svg:x="1.33cm" svg:y="1.301cm" svg:width="11.629cm" svg:height="6.542cm">
          <chartooo:coordinate-region svg:x="2.057cm" svg:y="1.501cm" svg:width="10.715cm" svg:height="5.695cm"/>
          <chart:axis chart:dimension="x" chart:name="primary-x" chart:style-name="ch5" chartooo:axis-type="auto">
            <chartooo:date-scale/>
            <chart:title svg:x="5.539cm" svg:y="8.023cm" chart:style-name="ch6">
              <text:p>Number of Processe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5.595cm" chart:style-name="ch7">
              <text:p>Total Time (s) 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Cores</text:p>
              </table:table-cell>
              <table:table-cell office:value-type="string">
                <text:p>10 Core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.045764">
                <text:p>4.045764</text:p>
              </table:table-cell>
              <table:table-cell office:value-type="float" office:value="4.407255">
                <text:p>4.40725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97866">
                <text:p>2.97866</text:p>
              </table:table-cell>
              <table:table-cell office:value-type="float" office:value="3.432133">
                <text:p>3.4321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33019">
                <text:p>1.733019</text:p>
              </table:table-cell>
              <table:table-cell office:value-type="float" office:value="2.100654">
                <text:p>2.10065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24782">
                <text:p>1.724782</text:p>
              </table:table-cell>
              <table:table-cell office:value-type="float" office:value="1.418506">
                <text:p>1.4185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55004">
                <text:p>1.655004</text:p>
              </table:table-cell>
              <table:table-cell office:value-type="float" office:value="1.21859">
                <text:p>1.218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75499">
                <text:p>1.775499</text:p>
              </table:table-cell>
              <table:table-cell office:value-type="float" office:value="1.09481">
                <text:p>1.0948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585887">
                <text:p>1.585887</text:p>
              </table:table-cell>
              <table:table-cell office:value-type="float" office:value="1.332703">
                <text:p>1.332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line" chart:style-name="ch1">
        <chart:title svg:x="6.91cm" svg:y="0.316cm" chart:style-name="ch2">
          <text:p>Problem 2</text:p>
        </chart:title>
        <chart:legend chart:legend-position="end" svg:x="12.908cm" svg:y="4.203cm" style:legend-expansion="high" chart:style-name="ch3"/>
        <chart:plot-area chart:style-name="ch4" chart:data-source-has-labels="both" svg:x="1.33cm" svg:y="1.301cm" svg:width="11.259cm" svg:height="6.542cm">
          <chartooo:coordinate-region svg:x="1.766cm" svg:y="1.501cm" svg:width="10.636cm" svg:height="5.695cm"/>
          <chart:axis chart:dimension="x" chart:name="primary-x" chart:style-name="ch5" chartooo:axis-type="auto">
            <chartooo:date-scale/>
            <chart:title svg:x="5.671cm" svg:y="8.023cm" chart:style-name="ch6">
              <text:p>Number of Cores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555cm" chart:style-name="ch7">
              <text:p>Total Time (s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0 Step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8.208597">
                <text:p>8.2085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.164733">
                <text:p>5.1647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098214">
                <text:p>2.09821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743548">
                <text:p>2.74354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122439">
                <text:p>1.1224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89956">
                <text:p>2.899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